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 don't like computers. I also don't like laptops. They cause me to warp my posture around a device that is cludgy and restricts my movements. So when I heard about wearables, I was pretty psyched. I want a digital experience that isn't cumbersome, that is molded to how I choose to live my life, rather than having to stick to the given infrastructure. I wanted a way of working on my projects from where-ever I was. I was pretty unimpressed by the first smartwatches that came out. They seemed like the typical chic gadgets people spend too much on and then never use. I have never felt the need to know how many steps I've been or how fast my heart rate is. I am neither a recovering addict nor the incredible hulk. </text:p>
      <text:p text:style-name="Standard"/>
      <text:p text:style-name="Standard">However, when I recently got my hands on an old first Gen Moto 360, I certainly wasn't going to turn down the chance to try it out. I walked around with it on my wrist, but I've never really worn a wristwatch. Certainly not since the 90s. The ability to check (but not write) <text:s/>my messages or emails didn't seem particularly stunning. I went online and found THIS________****______ tutorial on how to install the terminal app ___****______Termux on it. I was inspired. I could run around with a terminal on my wrist. I imagined using SSH to access any of my systems remotely from my watch. I set it up and bumped into the same issue as ____****______: no physical keyboard.</text:p>
      <text:p text:style-name="Standard"/>
      <text:p text:style-name="Standard">Procrastinating that, I loved the idea of a terminal that small, that portable. I stopped wearing the watch most days though: I couldn't use it as a terminal yet, and it just wasn't any more convenient than checking my mobile.</text:p>
      <text:p text:style-name="Standard"/>
      <text:p text:style-name="Standard">Skip forward to last summer, when I was browsing a flea-market in Charlottenburg, Berlin, when I came across a bunch of old Pocket-watches. I wanted one. I had no use for one, but I had a mighty need. That's when inspiration struck. The beauty of a pocket-watch terminal was too good to miss. I started searching for a pocket-watch that would match the size of the Moto 360. A week or two later: success!</text:p>
      <text:p text:style-name="Standard"/>
      <text:p text:style-name="Standard">___IMAGE OF HAND AND WATCH______</text:p>
      <text:p text:style-name="Standard"/>
      <text:p text:style-name="Standard"/>
      <text:p text:style-name="Standard">So the next step: tearing down both pieces. There's a bunch of pocket-watch disassembly videos on youtube. I used one similar to THIS___ https://www.youtube.com/watch?v=SYv8BLxpg8Y____ one. I wasn't as careful as they are, but I had no intention of reassembling it, so I just needed to be careful not to harm the casing. When things got stuck, I levered them out, bending a couple of pieces in the process. This was the least of the “no going back now” moments in this build. Once the pocket-watch was completely hollow, consisting only of the frame, the glas face, and the two metal back pieces, I set them aside until I was done with the Moto 360.</text:p>
      <text:p text:style-name="Standard"/>
      <text:p text:style-name="Standard">There were two really helpful teardown videos for the smartwatch. One by ifixit.com ___***_____, and one by adafruit HERE ____ ****____ <text:a xlink:type="simple" xlink:href="https://www.youtube.com/watch?v=qcCB94volbA" text:style-name="Internet_20_link" text:visited-style-name="Visited_20_Internet_20_Link">https://www.youtube.com/watch?v=qcCB94volbA</text:a> .</text:p>
      <text:p text:style-name="Standard">Both talk of heating up the watch first to soften the glue, but even after heating it as presented to a degree at which it was uncomfortable to hold the watch, I still couldnt lever the back from the watch without breaking it apart. With the back in pieces, I wasnt going to be wear it as a watch again comfortably any more. When I had eased the black plastic housing for the chip out of the casing, I disconnected it from the screen. It was just slightly too wide to fit into the hollow pocket-watch, so I took some pliers and clipped off most of the black plastic around the chip. The tear-downs were a little unclear on where the induction coil was, but I didnt need to get too close. After removing about 1-2 mm all around the rim, I was able to slip the entire thing into the housing.</text:p>
      <text:p text:style-name="Standard"/>
      <text:p text:style-name="Standard">I removed the glass face of the pocket-watch when I realised that would obstruct both the touch-screen functionality, and also the housing from closing properly: I'd checked the diameter of the watches when buying the antique, but not the depth. Fortunately, with the glass removed, the screen <text:soft-page-break/>slipped perfectly into the now empty frame. Before glueing it all together again, I needed to set up the pin to connect to the Moto360s side button. In the original Huber Pocket-watch, the pin turned a number of cogs in the mechanism, and so went pretty deep into the system. On the smartwatch though, it needed to only superficially touch the small button on the side of the chip. I used an angle-grinder to shorten the pin half an inch. Then, rotating the watch 90°, I aligned the button with the pin. It consistently shifted and missed the small button when pushed. Here's my (hacky) solution:</text:p>
      <text:p text:style-name="Standard"/>
      <text:p text:style-name="Standard">I bent a piece of metal into shape and glued it in, so that the pin would inevitably press the metal plate which would press the button. Couple of tests: worked like a charm. I then went on to add hot-glue around the screen. Heated up the metal frame, lowered that down on top and added pressure with a wooden board and a clamp. Finished!</text:p>
      <text:p text:style-name="Standard"/>
      <text:p text:style-name="Standard">(you might notice there is a marred part of the frame surrounding the screen, which is where I used a blow torch to heat it for the hot-glue. Still need to find a method of pickling it without hurting the electron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28T20:05:36.11</meta:creation-date>
    <dc:date>2017-03-01T00:15:50.82</dc:date>
    <meta:editing-duration>PT3H39M51S</meta:editing-duration>
    <meta:editing-cycles>2</meta:editing-cycles>
    <meta:generator>OpenOffice/4.1.2$Win32 OpenOffice.org_project/412m3$Build-9782</meta:generator>
    <meta:document-statistic meta:table-count="0" meta:image-count="0" meta:object-count="0" meta:page-count="2" meta:paragraph-count="11" meta:word-count="922" meta:character-count="5117"/>
  </office:meta>
</office:document-meta>
</file>